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officeooo:rsid="00162cdf" officeooo:paragraph-rsid="00162cdf"/>
    </style:style>
    <style:style style:name="T1" style:family="text">
      <style:text-properties officeooo:rsid="0019295f"/>
    </style:style>
    <style:style style:name="T2" style:family="text">
      <style:text-properties officeooo:rsid="0017f0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week I worked for <text:span text:style-name="T1">10.5 </text:span>hours </text:p>
      <text:p text:style-name="P1"/>
      <text:p text:style-name="P1"><text:tab/>This week I made a lot of progress on the drone firmware. The MPU 6050 that Dr. Fredette lent us is logging data to the ESP32. I also spent a lot of time getting familiar with the littleFS library for logging flight telemetry onto the ESP32. To reduce the write cycles on the flash storage onboard, the ESP writes the flight data to a buffer in RAM and when the buffer is full, it flushes flash. Since the ESP does not have a USB interface, <text:span text:style-name="T2">getting files to a laptop is a little tricky over the UART interface. Fortunately there is an Espressif tool called esptool that can dump the contents of the file system partition to a bin file. That bin file can then be decoded into a csv with a python script I vibe coded. I believe all this functionality will be easily wrapped into the desktop app for a seamless experience.</text:span></text:p>
      <text:p text:style-name="P1"/>
      <text:p text:style-name="P1"><text:tab/><text:span text:style-name="T2">A concern that I had about the MPU is that it will have a hard time telling if the drone has started to rotate about the YAW axis. I email Dr. Kohl about this and asked if he though a magnetometer would be a good solution for this problem. He pointed out that a magnetometer would likely give us really bad and noisy data in the basement of the ENS. While the rotation might still be a problem, we will try to solve it with other sensors.</text:span></text:p>
      <text:p text:style-name="P1"/>
      <text:p text:style-name="P1"><text:tab/><text:span text:style-name="T2">As a team we met with Dr. Kohl on Friday to get advice and guidance on several things moving forward. The biggest one for me was what he knew about sensors. Previously we were tennatively planning on using ultrasonic sensors , but I had not realized how cheap and good time-of-flight sensors had gotten. <text:s/></text:span></text:p>
      <text:p text:style-name="P1"/>
      <text:p text:style-name="P1"><text:tab/><text:span text:style-name="T2">This coming week I plan to work on creating a framework for interfacing with the motors and TOF sensors. That will put us well ahead on milestone 1. If I have lots of extra time, I will also work on the wireless data logging and a simple desktop interface to abstract all python scrip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16:59:09.495522930</meta:creation-date>
    <dc:date>2025-09-27T17:21:30.755674241</dc:date>
    <meta:editing-duration>PT26S</meta:editing-duration>
    <meta:editing-cycles>1</meta:editing-cycles>
    <meta:document-statistic meta:table-count="0" meta:image-count="0" meta:object-count="0" meta:page-count="1" meta:paragraph-count="5" meta:word-count="356" meta:character-count="1888" meta:non-whitespace-character-count="1529"/>
    <meta:generator>LibreOffice/25.8.1.1$Linux_X86_64 LibreOffice_project/54047653041915e595ad4e45cccea684809c77b5</meta:generator>
  </office:meta>
</office:document-meta>
</file>